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f5b9" officeooo:paragraph-rsid="0011f5b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10 Documentation</text:p>
      <text:p text:style-name="P1">Spencer Gibb</text:p>
      <text:p text:style-name="P1"/>
      <text:p text:style-name="P1"/>
      <text:p text:style-name="P1"/>
      <text:p text:style-name="P1"/>
      <text:p text:style-name="P1"/>
      <text:p text:style-name="P1"/>
      <text:p text:style-name="P1"/>
      <text:p text:style-name="P1">For this project we were to implement a binary search function that would work on an array based list. This was done by picking the middle value of the list, then if it was less than the pivot value search below; otherwise search above. If a value is not found return -1. But before implementing the binary search we needed to implement a sorting function for our node based list so we could then copy it into an array based list. To do this I simply used comparison statements that went through a series of checks to see which values were greater or less than the other; then using insert after, remove and go to next implementations to correct these errors.</text:p>
      <text:p text:style-name="P1"/>
      <text:p text:style-name="P1">This project was useful as I was able to correct my project 8 which I had trouble with and ended up not submitting officially. In order to correctly finish this project I relied on some youtube tutorials for sorting; as well as reaffirming my concepts for nodes and lists. I spent a lot of time on this project to get it right in preparation for the final; so hopefully it paid of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9T15:09:26.506210695</meta:creation-date>
    <dc:date>2016-12-19T15:19:28.651526949</dc:date>
    <meta:editing-duration>PT10M4S</meta:editing-duration>
    <meta:editing-cycles>1</meta:editing-cycles>
    <meta:document-statistic meta:table-count="0" meta:image-count="0" meta:object-count="0" meta:page-count="1" meta:paragraph-count="4" meta:word-count="198" meta:character-count="1078" meta:non-whitespace-character-count="883"/>
    <meta:generator>LibreOffice/5.1.4.2$Linux_X86_64 LibreOffice_project/10m0$Build-2</meta:generator>
  </office:meta>
</office:document-meta>
</file>